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 style:list-style-name="L3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 style:list-style-name="L4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 style:list-style-name="L6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view Notes</text:p>
      <text:p text:style-name="P1"/>
      <text:p text:style-name="P2">Submission of internship advertisements</text:p>
      <text:p text:style-name="P3"/>
      <text:list xml:id="list1621944138" text:style-name="L1">
        <text:list-item>
          <text:p text:style-name="P4">companies send their adverts to the course coordinator via email. </text:p>
        </text:list-item>
        <text:list-item>
          <text:p text:style-name="P4">Course coordinator can go and get adverts off other websites, e.g. club21</text:p>
        </text:list-item>
      </text:list>
      <text:p text:style-name="P3"/>
      <text:p text:style-name="P2">Review, comment and publication of internship advertisements by CC</text:p>
      <text:p text:style-name="P2"/>
      <text:list xml:id="list605003236" text:style-name="L3">
        <text:list-item>
          <text:p text:style-name="P5">Review adverts sent in by email.</text:p>
        </text:list-item>
        <text:list-item>
          <text:p text:style-name="P5">If beneficial to students, then adverts are posted to the system. If not, then they are not published</text:p>
        </text:list-item>
        <text:list-item>
          <text:p text:style-name="P5">Companies are notified behind the scenes if advert is accepted/knocked back and if comments are made on their advert.</text:p>
        </text:list-item>
        <text:list-item>
          <text:p text:style-name="P5">Students need to check system regularly to find new adverts.</text:p>
        </text:list-item>
      </text:list>
      <text:p text:style-name="P3"/>
      <text:p text:style-name="P2">Review of Advertisement by Student</text:p>
      <text:p text:style-name="P3"/>
      <text:list xml:id="list877599727" text:style-name="L4">
        <text:list-item>
          <text:p text:style-name="P6">Students will see published adverts, must check system regularly.</text:p>
        </text:list-item>
        <text:list-item>
          <text:p text:style-name="P6">They can apply for adverts via the system and this will be forwarded to the company, who will then get in contact with student.</text:p>
        </text:list-item>
        <text:list-item>
          <text:p text:style-name="P6">When applying, they may be redirected to the company website to apply for internship.</text:p>
        </text:list-item>
        <text:list-item>
          <text:p text:style-name="P6">Adverts are categorised, and students can view other categories.</text:p>
        </text:list-item>
        <text:list-item>
          <text:p text:style-name="P6">No way to flag inappropriate adverts, would just need email the course coordinator.</text:p>
        </text:list-item>
        <text:list-item>
          <text:p text:style-name="P6">Mostly read-only. </text:p>
        </text:list-item>
      </text:list>
      <text:p text:style-name="P3"/>
      <text:p text:style-name="P2">Notification of successful selection for an internship by an SE/ESE student</text:p>
      <text:p text:style-name="P3"/>
      <text:list xml:id="list1460396587" text:style-name="L6">
        <text:list-item>
          <text:p text:style-name="P7">Student will notify CC by email of a successful placement.</text:p>
        </text:list-item>
        <text:list-item>
          <text:p text:style-name="P7">Company must also verify the placement with the course coordinator to avoid students abusing the system.</text:p>
        </text:list-item>
        <text:list-item>
          <text:p text:style-name="P7">Once a student is accepted, the advert is taken off the system by course coordinator.</text:p>
        </text:list-item>
        <text:list-item>
          <text:p text:style-name="P7">Once a advert has passed the deadline, the CC will take the advert off the system.</text:p>
        </text:list-item>
        <text:list-item>
          <text:p text:style-name="P7">Students have 2 weeks to confirm placement with company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e Kearns</meta:initial-creator>
    <meta:creation-date>2012-10-16T11:01:53</meta:creation-date>
    <meta:document-statistic meta:table-count="0" meta:image-count="0" meta:object-count="0" meta:page-count="1" meta:paragraph-count="22" meta:word-count="260" meta:character-count="1523" meta:non-whitespace-character-count="1299"/>
    <dc:date>2012-10-16T11:23:06</dc:date>
    <dc:creator>Nicole Kearns</dc:creator>
    <meta:editing-duration>PT1M30S</meta:editing-duration>
    <meta:editing-cycles>1</meta:editing-cycles>
    <meta:generator>LibreOffice/3.4$Unix LibreOffice_project/340m1$Build-502</meta:generator>
  </office:meta>
</office:document-meta>
</file>